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="Times New Roman" fo:font-size="12pt" style:font-size-asian="12pt" style:font-name-complex="Symbol" style:font-size-complex="12pt"/>
    </style:style>
    <style:style style:name="T32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3" style:family="text">
      <style:text-properties fo:background-color="transparent"/>
    </style:style>
    <style:style style:name="T34" style:family="text">
      <style:text-properties fo:font-size="12pt" fo:language="ru" fo:country="RU" style:font-size-asian="12pt"/>
    </style:style>
    <style:style style:name="T35" style:family="text">
      <style:text-properties fo:font-size="12pt" fo:language="en" fo:country="US" style:font-size-asian="12pt"/>
    </style:style>
    <style:style style:name="T36" style:family="text">
      <style:text-properties style:font-name-complex="Symbol"/>
    </style:style>
    <style:style style:name="T37" style:family="text">
      <style:text-properties style:text-position="super 58%"/>
    </style:style>
    <style:style style:name="T3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text-underline-style="none"/>
    </style:style>
    <style:style style:name="T41" style:family="text">
      <style:text-properties style:use-window-font-color="true" fo:language="ru" fo:country="RU"/>
    </style:style>
    <style:style style:name="T42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>ПРОТОКОЛ <text:span text:style-name="T6">ПОВЕРКИ</text:span></text:p>
      <text:p text:style-name="P7"/>
      <text:p text:style-name="P6"><text:span text:style-name="T34">дозиметра рентгеновского и гамма-излучения МКС- </text:span><text:span text:style-name="T35">AT6130</text:span></text:p>
      <text:p text:style-name="P7"/>
      <text:p text:style-name="P37"><text:span text:style-name="T8">№ </text:span><text:span text:style-name="T11">$</text:span><text:span text:style-name="T4">allSerial</text:span></text:p>
      <text:p text:style-name="P38"><text:span text:style-name="T22">принадлежащего<text:tab/></text:span><text:span text:style-name="T23"><text:tab/></text:span></text:p>
      <text:p text:style-name="P33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мкЗв/ч, <text:s/>согласно методике, изложенной в </text:span><text:span text:style-name="T41">МРБ МП. 1196-2013</text:span></text:p>
      <text:p text:style-name="P21"><text:span text:style-name="T6">1. </text:span>Эталонные средства измерений:</text:p>
      <text:p text:style-name="P34">- <text:span text:style-name="T1">$facility_110</text:span>;</text:p>
      <text:p text:style-name="P34">- $facility_130;</text:p>
      <text:p text:style-name="P34">- $facility_6130beta;</text:p>
      <text:p text:style-name="P22">2. Поверка блоков детектирования</text:p>
      <text:p text:style-name="P39">а)<text:tab/>Внешний осмотр и опробование БД:</text:p>
      <text:p text:style-name="P35">- документация<text:tab/></text:p>
      <text:p text:style-name="P35">- отсутствие механических повреждений<text:tab/></text:p>
      <text:p text:style-name="P36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35">- контроль работоспособности<text:tab/></text:p>
      <text:p text:style-name="P39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2">3. <text:span text:style-name="T40">Определение метрологических характеристик:</text:span></text:p>
      <text:p text:style-name="P39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6">Д</text:span>озиметр-радиометр МКС-AT6130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1.B2" table:number-rows-spanned="3" office:value-type="string">
            <text:p text:style-name="P18">Номер источ-ника</text:p>
          </table:table-cell>
          <table:table-cell table:style-name="t1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1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21">H</text:span><text:span text:style-name="T14">1</text:span></text:p>
          </table:table-cell>
          <table:table-cell table:style-name="t1.D3" office:value-type="string">
            <text:p text:style-name="P23"><text:span text:style-name="T3">H</text:span><text:span text:style-name="T14">2</text:span></text:p>
          </table:table-cell>
          <table:table-cell table:style-name="t1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0,7 мкЗв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1.A5" office:value-type="string">
            <text:p text:style-name="P10">7 мкЗв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0 мкЗв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0.7 мЗв/ч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9" office:value-type="string">
            <text:p text:style-name="P10">7,0 мЗв/ч</text:p>
          </table:table-cell>
          <table:table-cell table:style-name="t1.B9" office:value-type="string">
            <text:p text:style-name="P11">$1-34</text:p>
          </table:table-cell>
          <table:table-cell table:style-name="t1.B9" office:value-type="string">
            <text:p text:style-name="P11">$1-44</text:p>
          </table:table-cell>
          <table:table-cell table:style-name="t1.B9" office:value-type="string">
            <text:p text:style-name="P11">$1-54</text:p>
          </table:table-cell>
          <table:table-cell table:style-name="t1.B9" office:value-type="string">
            <text:p text:style-name="P11">$1-64</text:p>
          </table:table-cell>
          <table:table-cell table:style-name="t1.B9" office:value-type="string">
            <text:p text:style-name="P11">$1-74</text:p>
          </table:table-cell>
          <table:table-cell table:style-name="t1.B9" office:value-type="string">
            <text:p text:style-name="P11">$1-84</text:p>
          </table:table-cell>
          <table:table-cell table:style-name="t1.B9" office:value-type="string">
            <text:p text:style-name="P11">$1-04</text:p>
          </table:table-cell>
          <table:table-cell table:style-name="t1.B9" office:value-type="string">
            <text:p text:style-name="P11">$1-14</text:p>
          </table:table-cell>
          <table:table-cell table:style-name="t1.B9" office:value-type="string">
            <text:p text:style-name="P1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6">Д</text:span>озиметр-радиометр МКС-AT6130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2.B2" table:number-rows-spanned="3" office:value-type="string">
            <text:p text:style-name="P18">Номер источ-ника</text:p>
          </table:table-cell>
          <table:table-cell table:style-name="t2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2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2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21">H</text:span><text:span text:style-name="T14">1</text:span></text:p>
          </table:table-cell>
          <table:table-cell table:style-name="t2.D3" office:value-type="string">
            <text:p text:style-name="P23"><text:span text:style-name="T3">H</text:span><text:span text:style-name="T14">2</text:span></text:p>
          </table:table-cell>
          <table:table-cell table:style-name="t2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0,7 мкЗв/ч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2.A5" office:value-type="string">
            <text:p text:style-name="P10">7 мкЗв/ч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0 мкЗв/ч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0">0.7 мЗв/ч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>
          <table:table-cell table:style-name="t2.A9" office:value-type="string">
            <text:p text:style-name="P10">7,0 мЗв/ч</text:p>
          </table:table-cell>
          <table:table-cell table:style-name="t2.B9" office:value-type="string">
            <text:p text:style-name="P11">$2-34</text:p>
          </table:table-cell>
          <table:table-cell table:style-name="t2.B9" office:value-type="string">
            <text:p text:style-name="P11">$2-44</text:p>
          </table:table-cell>
          <table:table-cell table:style-name="t2.B9" office:value-type="string">
            <text:p text:style-name="P11">$2-54</text:p>
          </table:table-cell>
          <table:table-cell table:style-name="t2.B9" office:value-type="string">
            <text:p text:style-name="P11">$2-64</text:p>
          </table:table-cell>
          <table:table-cell table:style-name="t2.B9" office:value-type="string">
            <text:p text:style-name="P11">$2-74</text:p>
          </table:table-cell>
          <table:table-cell table:style-name="t2.B9" office:value-type="string">
            <text:p text:style-name="P11">$2-84</text:p>
          </table:table-cell>
          <table:table-cell table:style-name="t2.B9" office:value-type="string">
            <text:p text:style-name="P11">$2-04</text:p>
          </table:table-cell>
          <table:table-cell table:style-name="t2.B9" office:value-type="string">
            <text:p text:style-name="P11">$2-14</text:p>
          </table:table-cell>
          <table:table-cell table:style-name="t2.B9" office:value-type="string">
            <text:p text:style-name="P1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6">Д</text:span>озиметр-радиометр МКС-AT6130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3.B2" table:number-rows-spanned="3" office:value-type="string">
            <text:p text:style-name="P18">Номер источ-ника</text:p>
          </table:table-cell>
          <table:table-cell table:style-name="t3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3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3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21">H</text:span><text:span text:style-name="T14">1</text:span></text:p>
          </table:table-cell>
          <table:table-cell table:style-name="t3.D3" office:value-type="string">
            <text:p text:style-name="P23"><text:span text:style-name="T3">H</text:span><text:span text:style-name="T14">2</text:span></text:p>
          </table:table-cell>
          <table:table-cell table:style-name="t3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9" office:value-type="string">
            <text:p text:style-name="P10">7,0 мЗв/ч</text:p>
          </table:table-cell>
          <table:table-cell table:style-name="t3.B9" office:value-type="string">
            <text:p text:style-name="P11">$3-34</text:p>
          </table:table-cell>
          <table:table-cell table:style-name="t3.B9" office:value-type="string">
            <text:p text:style-name="P11">$3-44</text:p>
          </table:table-cell>
          <table:table-cell table:style-name="t3.B9" office:value-type="string">
            <text:p text:style-name="P11">$3-54</text:p>
          </table:table-cell>
          <table:table-cell table:style-name="t3.B9" office:value-type="string">
            <text:p text:style-name="P11">$3-64</text:p>
          </table:table-cell>
          <table:table-cell table:style-name="t3.B9" office:value-type="string">
            <text:p text:style-name="P11">$3-74</text:p>
          </table:table-cell>
          <table:table-cell table:style-name="t3.B9" office:value-type="string">
            <text:p text:style-name="P11">$3-84</text:p>
          </table:table-cell>
          <table:table-cell table:style-name="t3.B9" office:value-type="string">
            <text:p text:style-name="P11">$3-04</text:p>
          </table:table-cell>
          <table:table-cell table:style-name="t3.B9" office:value-type="string">
            <text:p text:style-name="P11">$3-14</text:p>
          </table:table-cell>
          <table:table-cell table:style-name="t3.B9" office:value-type="string">
            <text:p text:style-name="P1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6">Д</text:span>озиметр-радиометр МКС-AT6130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4.B2" table:number-rows-spanned="3" office:value-type="string">
            <text:p text:style-name="P18">Номер источ-ника</text:p>
          </table:table-cell>
          <table:table-cell table:style-name="t4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4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4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21">H</text:span><text:span text:style-name="T14">1</text:span></text:p>
          </table:table-cell>
          <table:table-cell table:style-name="t4.D3" office:value-type="string">
            <text:p text:style-name="P23"><text:span text:style-name="T3">H</text:span><text:span text:style-name="T14">2</text:span></text:p>
          </table:table-cell>
          <table:table-cell table:style-name="t4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0,7 мкЗв/ч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4.A5" office:value-type="string">
            <text:p text:style-name="P10">7 мкЗв/ч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0 мкЗв/ч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5" office:value-type="string">
            <text:p text:style-name="P10">0.7 мЗв/ч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>
          <table:table-cell table:style-name="t4.A9" office:value-type="string">
            <text:p text:style-name="P10">7,0 мЗв/ч</text:p>
          </table:table-cell>
          <table:table-cell table:style-name="t4.B9" office:value-type="string">
            <text:p text:style-name="P11">$4-34</text:p>
          </table:table-cell>
          <table:table-cell table:style-name="t4.B9" office:value-type="string">
            <text:p text:style-name="P11">$4-44</text:p>
          </table:table-cell>
          <table:table-cell table:style-name="t4.B9" office:value-type="string">
            <text:p text:style-name="P11">$4-54</text:p>
          </table:table-cell>
          <table:table-cell table:style-name="t4.B9" office:value-type="string">
            <text:p text:style-name="P11">$4-64</text:p>
          </table:table-cell>
          <table:table-cell table:style-name="t4.B9" office:value-type="string">
            <text:p text:style-name="P11">$4-74</text:p>
          </table:table-cell>
          <table:table-cell table:style-name="t4.B9" office:value-type="string">
            <text:p text:style-name="P11">$4-84</text:p>
          </table:table-cell>
          <table:table-cell table:style-name="t4.B9" office:value-type="string">
            <text:p text:style-name="P11">$4-04</text:p>
          </table:table-cell>
          <table:table-cell table:style-name="t4.B9" office:value-type="string">
            <text:p text:style-name="P11">$4-14</text:p>
          </table:table-cell>
          <table:table-cell table:style-name="t4.B9" office:value-type="string">
            <text:p text:style-name="P1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6">Д</text:span>озиметр-радиометр МКС-AT6130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5.B2" table:number-rows-spanned="3" office:value-type="string">
            <text:p text:style-name="P18">Номер источ-ника</text:p>
          </table:table-cell>
          <table:table-cell table:style-name="t5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5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5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21">H</text:span><text:span text:style-name="T14">1</text:span></text:p>
          </table:table-cell>
          <table:table-cell table:style-name="t5.D3" office:value-type="string">
            <text:p text:style-name="P23"><text:span text:style-name="T3">H</text:span><text:span text:style-name="T14">2</text:span></text:p>
          </table:table-cell>
          <table:table-cell table:style-name="t5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0,7 мкЗв/ч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5.A5" office:value-type="string">
            <text:p text:style-name="P10">7 мкЗв/ч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0 мкЗв/ч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0">0.7 мЗв/ч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>
          <table:table-cell table:style-name="t5.A9" office:value-type="string">
            <text:p text:style-name="P10">7,0 мЗв/ч</text:p>
          </table:table-cell>
          <table:table-cell table:style-name="t5.B9" office:value-type="string">
            <text:p text:style-name="P11">$5-34</text:p>
          </table:table-cell>
          <table:table-cell table:style-name="t5.B9" office:value-type="string">
            <text:p text:style-name="P11">$5-44</text:p>
          </table:table-cell>
          <table:table-cell table:style-name="t5.B9" office:value-type="string">
            <text:p text:style-name="P11">$5-54</text:p>
          </table:table-cell>
          <table:table-cell table:style-name="t5.B9" office:value-type="string">
            <text:p text:style-name="P11">$5-64</text:p>
          </table:table-cell>
          <table:table-cell table:style-name="t5.B9" office:value-type="string">
            <text:p text:style-name="P11">$5-74</text:p>
          </table:table-cell>
          <table:table-cell table:style-name="t5.B9" office:value-type="string">
            <text:p text:style-name="P11">$5-84</text:p>
          </table:table-cell>
          <table:table-cell table:style-name="t5.B9" office:value-type="string">
            <text:p text:style-name="P11">$5-04</text:p>
          </table:table-cell>
          <table:table-cell table:style-name="t5.B9" office:value-type="string">
            <text:p text:style-name="P11">$5-14</text:p>
          </table:table-cell>
          <table:table-cell table:style-name="t5.B9" office:value-type="string">
            <text:p text:style-name="P1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6">Д</text:span>озиметр-радиометр МКС-AT6130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6.B2" table:number-rows-spanned="3" office:value-type="string">
            <text:p text:style-name="P18">Номер источ-ника</text:p>
          </table:table-cell>
          <table:table-cell table:style-name="t6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6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6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21">H</text:span><text:span text:style-name="T14">1</text:span></text:p>
          </table:table-cell>
          <table:table-cell table:style-name="t6.D3" office:value-type="string">
            <text:p text:style-name="P23"><text:span text:style-name="T3">H</text:span><text:span text:style-name="T14">2</text:span></text:p>
          </table:table-cell>
          <table:table-cell table:style-name="t6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0,7 мкЗв/ч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6.A5" office:value-type="string">
            <text:p text:style-name="P10">7 мкЗв/ч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0 мкЗв/ч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0">0.7 мЗв/ч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>
          <table:table-cell table:style-name="t6.A9" office:value-type="string">
            <text:p text:style-name="P10">7,0 мЗв/ч</text:p>
          </table:table-cell>
          <table:table-cell table:style-name="t6.B9" office:value-type="string">
            <text:p text:style-name="P11">$6-34</text:p>
          </table:table-cell>
          <table:table-cell table:style-name="t6.B9" office:value-type="string">
            <text:p text:style-name="P11">$6-44</text:p>
          </table:table-cell>
          <table:table-cell table:style-name="t6.B9" office:value-type="string">
            <text:p text:style-name="P11">$6-54</text:p>
          </table:table-cell>
          <table:table-cell table:style-name="t6.B9" office:value-type="string">
            <text:p text:style-name="P11">$6-64</text:p>
          </table:table-cell>
          <table:table-cell table:style-name="t6.B9" office:value-type="string">
            <text:p text:style-name="P11">$6-74</text:p>
          </table:table-cell>
          <table:table-cell table:style-name="t6.B9" office:value-type="string">
            <text:p text:style-name="P11">$6-84</text:p>
          </table:table-cell>
          <table:table-cell table:style-name="t6.B9" office:value-type="string">
            <text:p text:style-name="P11">$6-04</text:p>
          </table:table-cell>
          <table:table-cell table:style-name="t6.B9" office:value-type="string">
            <text:p text:style-name="P11">$6-14</text:p>
          </table:table-cell>
          <table:table-cell table:style-name="t6.B9" office:value-type="string">
            <text:p text:style-name="P1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6">Д</text:span>озиметр-радиометр МКС-AT6130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7.B2" table:number-rows-spanned="3" office:value-type="string">
            <text:p text:style-name="P18">Номер источ-ника</text:p>
          </table:table-cell>
          <table:table-cell table:style-name="t7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7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7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21">H</text:span><text:span text:style-name="T14">1</text:span></text:p>
          </table:table-cell>
          <table:table-cell table:style-name="t7.D3" office:value-type="string">
            <text:p text:style-name="P23"><text:span text:style-name="T3">H</text:span><text:span text:style-name="T14">2</text:span></text:p>
          </table:table-cell>
          <table:table-cell table:style-name="t7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0,7 мкЗв/ч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7.A5" office:value-type="string">
            <text:p text:style-name="P10">7 мкЗв/ч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0 мкЗв/ч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0">0.7 мЗв/ч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>
          <table:table-cell table:style-name="t7.A9" office:value-type="string">
            <text:p text:style-name="P10">7,0 мЗв/ч</text:p>
          </table:table-cell>
          <table:table-cell table:style-name="t7.B9" office:value-type="string">
            <text:p text:style-name="P11">$7-34</text:p>
          </table:table-cell>
          <table:table-cell table:style-name="t7.B9" office:value-type="string">
            <text:p text:style-name="P11">$7-44</text:p>
          </table:table-cell>
          <table:table-cell table:style-name="t7.B9" office:value-type="string">
            <text:p text:style-name="P11">$7-54</text:p>
          </table:table-cell>
          <table:table-cell table:style-name="t7.B9" office:value-type="string">
            <text:p text:style-name="P11">$7-64</text:p>
          </table:table-cell>
          <table:table-cell table:style-name="t7.B9" office:value-type="string">
            <text:p text:style-name="P11">$7-74</text:p>
          </table:table-cell>
          <table:table-cell table:style-name="t7.B9" office:value-type="string">
            <text:p text:style-name="P11">$7-84</text:p>
          </table:table-cell>
          <table:table-cell table:style-name="t7.B9" office:value-type="string">
            <text:p text:style-name="P11">$7-04</text:p>
          </table:table-cell>
          <table:table-cell table:style-name="t7.B9" office:value-type="string">
            <text:p text:style-name="P11">$7-14</text:p>
          </table:table-cell>
          <table:table-cell table:style-name="t7.B9" office:value-type="string">
            <text:p text:style-name="P11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6">Д</text:span>озиметр-радиометр МКС-AT6130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8.B2" table:number-rows-spanned="3" office:value-type="string">
            <text:p text:style-name="P18">Номер источ-ника</text:p>
          </table:table-cell>
          <table:table-cell table:style-name="t8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8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8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21">H</text:span><text:span text:style-name="T14">1</text:span></text:p>
          </table:table-cell>
          <table:table-cell table:style-name="t8.D3" office:value-type="string">
            <text:p text:style-name="P23"><text:span text:style-name="T3">H</text:span><text:span text:style-name="T14">2</text:span></text:p>
          </table:table-cell>
          <table:table-cell table:style-name="t8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0,7 мкЗв/ч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8.A5" office:value-type="string">
            <text:p text:style-name="P10">7 мкЗв/ч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0 мкЗв/ч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0">0.7 мЗв/ч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>
          <table:table-cell table:style-name="t8.A9" office:value-type="string">
            <text:p text:style-name="P10">7,0 мЗв/ч</text:p>
          </table:table-cell>
          <table:table-cell table:style-name="t8.B9" office:value-type="string">
            <text:p text:style-name="P11">$8-34</text:p>
          </table:table-cell>
          <table:table-cell table:style-name="t8.B9" office:value-type="string">
            <text:p text:style-name="P11">$8-44</text:p>
          </table:table-cell>
          <table:table-cell table:style-name="t8.B9" office:value-type="string">
            <text:p text:style-name="P11">$8-54</text:p>
          </table:table-cell>
          <table:table-cell table:style-name="t8.B9" office:value-type="string">
            <text:p text:style-name="P11">$8-64</text:p>
          </table:table-cell>
          <table:table-cell table:style-name="t8.B9" office:value-type="string">
            <text:p text:style-name="P11">$8-74</text:p>
          </table:table-cell>
          <table:table-cell table:style-name="t8.B9" office:value-type="string">
            <text:p text:style-name="P11">$8-84</text:p>
          </table:table-cell>
          <table:table-cell table:style-name="t8.B9" office:value-type="string">
            <text:p text:style-name="P11">$8-04</text:p>
          </table:table-cell>
          <table:table-cell table:style-name="t8.B9" office:value-type="string">
            <text:p text:style-name="P11">$8-14</text:p>
          </table:table-cell>
          <table:table-cell table:style-name="t8.B9" office:value-type="string">
            <text:p text:style-name="P11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6">Д</text:span>озиметр-радиометр МКС-AT6130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9.B2" table:number-rows-spanned="3" office:value-type="string">
            <text:p text:style-name="P18">Номер источ-ника</text:p>
          </table:table-cell>
          <table:table-cell table:style-name="t9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9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9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21">H</text:span><text:span text:style-name="T14">1</text:span></text:p>
          </table:table-cell>
          <table:table-cell table:style-name="t9.D3" office:value-type="string">
            <text:p text:style-name="P23"><text:span text:style-name="T3">H</text:span><text:span text:style-name="T14">2</text:span></text:p>
          </table:table-cell>
          <table:table-cell table:style-name="t9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0,7 мкЗв/ч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9.A5" office:value-type="string">
            <text:p text:style-name="P10">7 мкЗв/ч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0 мкЗв/ч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5" office:value-type="string">
            <text:p text:style-name="P10">0.7 мЗв/ч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>
          <table:table-cell table:style-name="t9.A9" office:value-type="string">
            <text:p text:style-name="P10">7,0 мЗв/ч</text:p>
          </table:table-cell>
          <table:table-cell table:style-name="t9.B9" office:value-type="string">
            <text:p text:style-name="P11">$9-34</text:p>
          </table:table-cell>
          <table:table-cell table:style-name="t9.B9" office:value-type="string">
            <text:p text:style-name="P11">$9-44</text:p>
          </table:table-cell>
          <table:table-cell table:style-name="t9.B9" office:value-type="string">
            <text:p text:style-name="P11">$9-54</text:p>
          </table:table-cell>
          <table:table-cell table:style-name="t9.B9" office:value-type="string">
            <text:p text:style-name="P11">$9-64</text:p>
          </table:table-cell>
          <table:table-cell table:style-name="t9.B9" office:value-type="string">
            <text:p text:style-name="P11">$9-74</text:p>
          </table:table-cell>
          <table:table-cell table:style-name="t9.B9" office:value-type="string">
            <text:p text:style-name="P11">$9-84</text:p>
          </table:table-cell>
          <table:table-cell table:style-name="t9.B9" office:value-type="string">
            <text:p text:style-name="P11">$9-04</text:p>
          </table:table-cell>
          <table:table-cell table:style-name="t9.B9" office:value-type="string">
            <text:p text:style-name="P11">$9-14</text:p>
          </table:table-cell>
          <table:table-cell table:style-name="t9.B9" office:value-type="string">
            <text:p text:style-name="P11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6">Д</text:span>озиметр-радиометр МКС-AT6130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6">Мощность амбиентной эквивалент-ной дозы в <text:span text:style-name="T6">контроль-ной</text:span> точке <text:span text:style-name="T26">Ḣ</text:span><text:span text:style-name="T16">oi</text:span></text:p>
          </table:table-cell>
          <table:table-cell table:style-name="t10.B2" table:number-rows-spanned="3" office:value-type="string">
            <text:p text:style-name="P18">Номер источ-ника</text:p>
          </table:table-cell>
          <table:table-cell table:style-name="t10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8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18"><text:span text:style-name="T27">θ</text:span><text:span text:style-name="T17">пр</text:span><text:span text:style-name="T18">i</text:span><text:span text:style-name="T6">,</text:span> %</text:p>
          </table:table-cell>
          <table:table-cell table:style-name="t10.B2" table:number-rows-spanned="3" office:value-type="string">
            <text:p text:style-name="P17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t10.K2" table:number-rows-spanned="3" office:value-type="string">
            <text:p text:style-name="P20"><text:span text:style-name="T24">Предел основной </text:span><text:span text:style-name="T6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21">H</text:span><text:span text:style-name="T14">1</text:span></text:p>
          </table:table-cell>
          <table:table-cell table:style-name="t10.D3" office:value-type="string">
            <text:p text:style-name="P23"><text:span text:style-name="T3">H</text:span><text:span text:style-name="T14">2</text:span></text:p>
          </table:table-cell>
          <table:table-cell table:style-name="t10.D3" office:value-type="string">
            <text:p text:style-name="P23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0,7 мкЗв/ч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10.A5" office:value-type="string">
            <text:p text:style-name="P10">7 мкЗв/ч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0 мкЗв/ч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5" office:value-type="string">
            <text:p text:style-name="P10">0.7 мЗв/ч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>
          <table:table-cell table:style-name="t10.A9" office:value-type="string">
            <text:p text:style-name="P10">7,0 мЗв/ч</text:p>
          </table:table-cell>
          <table:table-cell table:style-name="t10.B9" office:value-type="string">
            <text:p text:style-name="P11">$10-34</text:p>
          </table:table-cell>
          <table:table-cell table:style-name="t10.B9" office:value-type="string">
            <text:p text:style-name="P11">$10-44</text:p>
          </table:table-cell>
          <table:table-cell table:style-name="t10.B9" office:value-type="string">
            <text:p text:style-name="P11">$10-54</text:p>
          </table:table-cell>
          <table:table-cell table:style-name="t10.B9" office:value-type="string">
            <text:p text:style-name="P11">$10-64</text:p>
          </table:table-cell>
          <table:table-cell table:style-name="t10.B9" office:value-type="string">
            <text:p text:style-name="P11">$10-74</text:p>
          </table:table-cell>
          <table:table-cell table:style-name="t10.B9" office:value-type="string">
            <text:p text:style-name="P11">$10-84</text:p>
          </table:table-cell>
          <table:table-cell table:style-name="t10.B9" office:value-type="string">
            <text:p text:style-name="P11">$10-04</text:p>
          </table:table-cell>
          <table:table-cell table:style-name="t10.B9" office:value-type="string">
            <text:p text:style-name="P11">$10-14</text:p>
          </table:table-cell>
          <table:table-cell table:style-name="t10.B9" office:value-type="string">
            <text:p text:style-name="P11">$10-24</text:p>
          </table:table-cell>
          <table:covered-table-cell/>
        </table:table-row>
      </table:table>
      <text:p text:style-name="Text_20_body"/>
      <text:p text:style-name="P39"><text:span text:style-name="T13">б</text:span><text:span text:style-name="T5">)<text:tab/>Проверка основной относительной погрешности измерения плотности потока бета-чаcтиц</text:span><text:span text:style-name="T13">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6"><text:span text:style-name="T6">Д</text:span>озиметр-радиометр МКС-AT6130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1.B2" table:number-rows-spanned="3" office:value-type="string">
            <text:p text:style-name="P30">Номер источ-ника</text:p>
          </table:table-cell>
          <table:table-cell table:style-name="b1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1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1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24"><text:span text:style-name="T38"></text:span><text:span text:style-name="T14">1</text:span></text:p>
          </table:table-cell>
          <table:table-cell table:style-name="b1.C4" office:value-type="string">
            <text:p text:style-name="P23"><text:span text:style-name="T39"></text:span><text:span text:style-name="T14">2</text:span></text:p>
          </table:table-cell>
          <table:table-cell table:style-name="b1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2"><text:span text:style-name="T25">β</text:span>1-90</text:p>
          </table:table-cell>
          <table:table-cell table:style-name="b1.C3" office:value-type="string">
            <text:p text:style-name="P12"><text:span text:style-name="T25">β</text:span>1-30</text:p>
          </table:table-cell>
          <table:table-cell table:style-name="b1.C3" office:value-type="string">
            <text:p text:style-name="P14"><text:span text:style-name="T28">β</text:span>1-60</text:p>
          </table:table-cell>
          <table:table-cell table:style-name="b1.C3" office:value-type="string">
            <text:p text:style-name="P14"><text:span text:style-name="T28">β</text:span>1-70</text:p>
          </table:table-cell>
          <table:table-cell table:style-name="b1.C3" office:value-type="string">
            <text:p text:style-name="P14"><text:span text:style-name="T28">β</text:span>1-80</text:p>
          </table:table-cell>
          <table:table-cell table:style-name="b1.C3" office:value-type="string">
            <text:p text:style-name="P15"><text:span text:style-name="T25">β</text:span>1-00</text:p>
          </table:table-cell>
          <table:table-cell table:style-name="b1.C3" office:value-type="string">
            <text:p text:style-name="P14"><text:span text:style-name="T28">β</text:span>1-10</text:p>
          </table:table-cell>
          <table:table-cell table:style-name="b1.C3" office:value-type="string">
            <text:p text:style-name="P14"><text:span text:style-name="T28">β</text:span>1-20</text:p>
          </table:table-cell>
          <table:table-cell table:style-name="b1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1.A5" office:value-type="string">
            <text:p text:style-name="P12"><text:span text:style-name="T25">β</text:span>1-9<text:span text:style-name="T6">1</text:span></text:p>
          </table:table-cell>
          <table:table-cell table:style-name="b1.C3" office:value-type="string">
            <text:p text:style-name="P12"><text:span text:style-name="T25">β</text:span>1-3<text:span text:style-name="T6">1</text:span></text:p>
          </table:table-cell>
          <table:table-cell table:style-name="b1.C3" office:value-type="string">
            <text:p text:style-name="P14"><text:span text:style-name="T28">β</text:span>1-61</text:p>
          </table:table-cell>
          <table:table-cell table:style-name="b1.C3" office:value-type="string">
            <text:p text:style-name="P14"><text:span text:style-name="T28">β</text:span>1-71</text:p>
          </table:table-cell>
          <table:table-cell table:style-name="b1.C3" office:value-type="string">
            <text:p text:style-name="P14"><text:span text:style-name="T28">β</text:span>1-81</text:p>
          </table:table-cell>
          <table:table-cell table:style-name="b1.C3" office:value-type="string">
            <text:p text:style-name="P15"><text:span text:style-name="T25">β</text:span>1-01</text:p>
          </table:table-cell>
          <table:table-cell table:style-name="b1.C3" office:value-type="string">
            <text:p text:style-name="P14"><text:span text:style-name="T28">β</text:span>1-11</text:p>
          </table:table-cell>
          <table:table-cell table:style-name="b1.C3" office:value-type="string">
            <text:p text:style-name="P14"><text:span text:style-name="T28">β</text:span>1-21</text:p>
          </table:table-cell>
          <table:covered-table-cell/>
        </table:table-row>
        <table:table-row>
          <table:table-cell table:style-name="b1.A7" office:value-type="string">
            <text:p text:style-name="P12"><text:span text:style-name="T25">β</text:span>1-9<text:span text:style-name="T6">2</text:span></text:p>
          </table:table-cell>
          <table:table-cell table:style-name="b1.B7" office:value-type="string">
            <text:p text:style-name="P12"><text:span text:style-name="T25">β</text:span>1-3<text:span text:style-name="T6">2</text:span></text:p>
          </table:table-cell>
          <table:table-cell table:style-name="b1.B7" office:value-type="string">
            <text:p text:style-name="P14"><text:span text:style-name="T28">β</text:span>1-62</text:p>
          </table:table-cell>
          <table:table-cell table:style-name="b1.B7" office:value-type="string">
            <text:p text:style-name="P14"><text:span text:style-name="T28">β</text:span>1-72</text:p>
          </table:table-cell>
          <table:table-cell table:style-name="b1.B7" office:value-type="string">
            <text:p text:style-name="P14"><text:span text:style-name="T28">β</text:span>1-82</text:p>
          </table:table-cell>
          <table:table-cell table:style-name="b1.B7" office:value-type="string">
            <text:p text:style-name="P15"><text:span text:style-name="T25">β</text:span>1-02</text:p>
          </table:table-cell>
          <table:table-cell table:style-name="b1.B7" office:value-type="string">
            <text:p text:style-name="P14"><text:span text:style-name="T28">β</text:span>1-12</text:p>
          </table:table-cell>
          <table:table-cell table:style-name="b1.B7" office:value-type="string">
            <text:p text:style-name="P14"><text:span text:style-name="T28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6"><text:span text:style-name="T6">Д</text:span>озиметр-радиометр МКС-AT6130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2.B2" table:number-rows-spanned="3" office:value-type="string">
            <text:p text:style-name="P30">Номер источ-ника</text:p>
          </table:table-cell>
          <table:table-cell table:style-name="b2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2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2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24"><text:span text:style-name="T38"></text:span><text:span text:style-name="T14">1</text:span></text:p>
          </table:table-cell>
          <table:table-cell table:style-name="b2.C4" office:value-type="string">
            <text:p text:style-name="P23"><text:span text:style-name="T39"></text:span><text:span text:style-name="T14">2</text:span></text:p>
          </table:table-cell>
          <table:table-cell table:style-name="b2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1">β2-90</text:p>
          </table:table-cell>
          <table:table-cell table:style-name="b2.C3" office:value-type="string">
            <text:p text:style-name="P11">β2-30</text:p>
          </table:table-cell>
          <table:table-cell table:style-name="b2.C3" office:value-type="string">
            <text:p text:style-name="P11">β2-60</text:p>
          </table:table-cell>
          <table:table-cell table:style-name="b2.C3" office:value-type="string">
            <text:p text:style-name="P11">β2-70</text:p>
          </table:table-cell>
          <table:table-cell table:style-name="b2.C3" office:value-type="string">
            <text:p text:style-name="P11">β2-80</text:p>
          </table:table-cell>
          <table:table-cell table:style-name="b2.C3" office:value-type="string">
            <text:p text:style-name="P11">β2-00</text:p>
          </table:table-cell>
          <table:table-cell table:style-name="b2.C3" office:value-type="string">
            <text:p text:style-name="P11">β2-10</text:p>
          </table:table-cell>
          <table:table-cell table:style-name="b2.C3" office:value-type="string">
            <text:p text:style-name="P11">β2-20</text:p>
          </table:table-cell>
          <table:table-cell table:style-name="b2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2.A5" office:value-type="string">
            <text:p text:style-name="P11">β2-91</text:p>
          </table:table-cell>
          <table:table-cell table:style-name="b2.C3" office:value-type="string">
            <text:p text:style-name="P11">β2-31</text:p>
          </table:table-cell>
          <table:table-cell table:style-name="b2.C3" office:value-type="string">
            <text:p text:style-name="P11">β2-61</text:p>
          </table:table-cell>
          <table:table-cell table:style-name="b2.C3" office:value-type="string">
            <text:p text:style-name="P11">β2-71</text:p>
          </table:table-cell>
          <table:table-cell table:style-name="b2.C3" office:value-type="string">
            <text:p text:style-name="P11">β2-81</text:p>
          </table:table-cell>
          <table:table-cell table:style-name="b2.C3" office:value-type="string">
            <text:p text:style-name="P11">β2-01</text:p>
          </table:table-cell>
          <table:table-cell table:style-name="b2.C3" office:value-type="string">
            <text:p text:style-name="P11">β2-11</text:p>
          </table:table-cell>
          <table:table-cell table:style-name="b2.C3" office:value-type="string">
            <text:p text:style-name="P11">β2-21</text:p>
          </table:table-cell>
          <table:covered-table-cell/>
        </table:table-row>
        <table:table-row>
          <table:table-cell table:style-name="b2.A7" office:value-type="string">
            <text:p text:style-name="P11">β2-92</text:p>
          </table:table-cell>
          <table:table-cell table:style-name="b2.B7" office:value-type="string">
            <text:p text:style-name="P11">β2-32</text:p>
          </table:table-cell>
          <table:table-cell table:style-name="b2.B7" office:value-type="string">
            <text:p text:style-name="P11">β2-62</text:p>
          </table:table-cell>
          <table:table-cell table:style-name="b2.B7" office:value-type="string">
            <text:p text:style-name="P11">β2-72</text:p>
          </table:table-cell>
          <table:table-cell table:style-name="b2.B7" office:value-type="string">
            <text:p text:style-name="P11">β2-82</text:p>
          </table:table-cell>
          <table:table-cell table:style-name="b2.B7" office:value-type="string">
            <text:p text:style-name="P11">β2-02</text:p>
          </table:table-cell>
          <table:table-cell table:style-name="b2.B7" office:value-type="string">
            <text:p text:style-name="P11">β2-12</text:p>
          </table:table-cell>
          <table:table-cell table:style-name="b2.B7" office:value-type="string">
            <text:p text:style-name="P11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6"><text:span text:style-name="T6">Д</text:span>озиметр-радиометр МКС-AT6130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3.B2" table:number-rows-spanned="3" office:value-type="string">
            <text:p text:style-name="P30">Номер источ-ника</text:p>
          </table:table-cell>
          <table:table-cell table:style-name="b3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3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3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24"><text:span text:style-name="T38"></text:span><text:span text:style-name="T14">1</text:span></text:p>
          </table:table-cell>
          <table:table-cell table:style-name="b3.C4" office:value-type="string">
            <text:p text:style-name="P23"><text:span text:style-name="T39"></text:span><text:span text:style-name="T14">2</text:span></text:p>
          </table:table-cell>
          <table:table-cell table:style-name="b3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1">β3-90</text:p>
          </table:table-cell>
          <table:table-cell table:style-name="b3.C3" office:value-type="string">
            <text:p text:style-name="P11">β3-30</text:p>
          </table:table-cell>
          <table:table-cell table:style-name="b3.C3" office:value-type="string">
            <text:p text:style-name="P11">β3-60</text:p>
          </table:table-cell>
          <table:table-cell table:style-name="b3.C3" office:value-type="string">
            <text:p text:style-name="P11">β3-70</text:p>
          </table:table-cell>
          <table:table-cell table:style-name="b3.C3" office:value-type="string">
            <text:p text:style-name="P11">β3-80</text:p>
          </table:table-cell>
          <table:table-cell table:style-name="b3.C3" office:value-type="string">
            <text:p text:style-name="P11">β3-00</text:p>
          </table:table-cell>
          <table:table-cell table:style-name="b3.C3" office:value-type="string">
            <text:p text:style-name="P11">β3-10</text:p>
          </table:table-cell>
          <table:table-cell table:style-name="b3.C3" office:value-type="string">
            <text:p text:style-name="P11">β3-20</text:p>
          </table:table-cell>
          <table:table-cell table:style-name="b3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3.A5" office:value-type="string">
            <text:p text:style-name="P11">β3-91</text:p>
          </table:table-cell>
          <table:table-cell table:style-name="b3.C3" office:value-type="string">
            <text:p text:style-name="P11">β3-31</text:p>
          </table:table-cell>
          <table:table-cell table:style-name="b3.C3" office:value-type="string">
            <text:p text:style-name="P11">β3-61</text:p>
          </table:table-cell>
          <table:table-cell table:style-name="b3.C3" office:value-type="string">
            <text:p text:style-name="P11">β3-71</text:p>
          </table:table-cell>
          <table:table-cell table:style-name="b3.C3" office:value-type="string">
            <text:p text:style-name="P11">β3-81</text:p>
          </table:table-cell>
          <table:table-cell table:style-name="b3.C3" office:value-type="string">
            <text:p text:style-name="P11">β3-01</text:p>
          </table:table-cell>
          <table:table-cell table:style-name="b3.C3" office:value-type="string">
            <text:p text:style-name="P11">β3-11</text:p>
          </table:table-cell>
          <table:table-cell table:style-name="b3.C3" office:value-type="string">
            <text:p text:style-name="P11">β3-21</text:p>
          </table:table-cell>
          <table:covered-table-cell/>
        </table:table-row>
        <table:table-row>
          <table:table-cell table:style-name="b3.A7" office:value-type="string">
            <text:p text:style-name="P11">β3-92</text:p>
          </table:table-cell>
          <table:table-cell table:style-name="b3.B7" office:value-type="string">
            <text:p text:style-name="P11">β3-32</text:p>
          </table:table-cell>
          <table:table-cell table:style-name="b3.B7" office:value-type="string">
            <text:p text:style-name="P11">β3-62</text:p>
          </table:table-cell>
          <table:table-cell table:style-name="b3.B7" office:value-type="string">
            <text:p text:style-name="P11">β3-72</text:p>
          </table:table-cell>
          <table:table-cell table:style-name="b3.B7" office:value-type="string">
            <text:p text:style-name="P11">β3-82</text:p>
          </table:table-cell>
          <table:table-cell table:style-name="b3.B7" office:value-type="string">
            <text:p text:style-name="P11">β3-02</text:p>
          </table:table-cell>
          <table:table-cell table:style-name="b3.B7" office:value-type="string">
            <text:p text:style-name="P11">β3-12</text:p>
          </table:table-cell>
          <table:table-cell table:style-name="b3.B7" office:value-type="string">
            <text:p text:style-name="P11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6"><text:span text:style-name="T6">Д</text:span>озиметр-радиометр МКС-AT6130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4.B2" table:number-rows-spanned="3" office:value-type="string">
            <text:p text:style-name="P30">Номер источ-ника</text:p>
          </table:table-cell>
          <table:table-cell table:style-name="b4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4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4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24"><text:span text:style-name="T38"></text:span><text:span text:style-name="T14">1</text:span></text:p>
          </table:table-cell>
          <table:table-cell table:style-name="b4.C4" office:value-type="string">
            <text:p text:style-name="P23"><text:span text:style-name="T39"></text:span><text:span text:style-name="T14">2</text:span></text:p>
          </table:table-cell>
          <table:table-cell table:style-name="b4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1">β4-90</text:p>
          </table:table-cell>
          <table:table-cell table:style-name="b4.C3" office:value-type="string">
            <text:p text:style-name="P11">β4-30</text:p>
          </table:table-cell>
          <table:table-cell table:style-name="b4.C3" office:value-type="string">
            <text:p text:style-name="P11">β4-60</text:p>
          </table:table-cell>
          <table:table-cell table:style-name="b4.C3" office:value-type="string">
            <text:p text:style-name="P11">β4-70</text:p>
          </table:table-cell>
          <table:table-cell table:style-name="b4.C3" office:value-type="string">
            <text:p text:style-name="P11">β4-80</text:p>
          </table:table-cell>
          <table:table-cell table:style-name="b4.C3" office:value-type="string">
            <text:p text:style-name="P11">β4-00</text:p>
          </table:table-cell>
          <table:table-cell table:style-name="b4.C3" office:value-type="string">
            <text:p text:style-name="P11">β4-10</text:p>
          </table:table-cell>
          <table:table-cell table:style-name="b4.C3" office:value-type="string">
            <text:p text:style-name="P11">β4-20</text:p>
          </table:table-cell>
          <table:table-cell table:style-name="b4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4.A5" office:value-type="string">
            <text:p text:style-name="P11">β4-91</text:p>
          </table:table-cell>
          <table:table-cell table:style-name="b4.C3" office:value-type="string">
            <text:p text:style-name="P11">β4-31</text:p>
          </table:table-cell>
          <table:table-cell table:style-name="b4.C3" office:value-type="string">
            <text:p text:style-name="P11">β4-61</text:p>
          </table:table-cell>
          <table:table-cell table:style-name="b4.C3" office:value-type="string">
            <text:p text:style-name="P11">β4-71</text:p>
          </table:table-cell>
          <table:table-cell table:style-name="b4.C3" office:value-type="string">
            <text:p text:style-name="P11">β4-81</text:p>
          </table:table-cell>
          <table:table-cell table:style-name="b4.C3" office:value-type="string">
            <text:p text:style-name="P11">β4-01</text:p>
          </table:table-cell>
          <table:table-cell table:style-name="b4.C3" office:value-type="string">
            <text:p text:style-name="P11">β4-11</text:p>
          </table:table-cell>
          <table:table-cell table:style-name="b4.C3" office:value-type="string">
            <text:p text:style-name="P11">β4-21</text:p>
          </table:table-cell>
          <table:covered-table-cell/>
        </table:table-row>
        <table:table-row>
          <table:table-cell table:style-name="b4.A7" office:value-type="string">
            <text:p text:style-name="P11">β4-92</text:p>
          </table:table-cell>
          <table:table-cell table:style-name="b4.B7" office:value-type="string">
            <text:p text:style-name="P11">β4-32</text:p>
          </table:table-cell>
          <table:table-cell table:style-name="b4.B7" office:value-type="string">
            <text:p text:style-name="P11">β4-62</text:p>
          </table:table-cell>
          <table:table-cell table:style-name="b4.B7" office:value-type="string">
            <text:p text:style-name="P11">β4-72</text:p>
          </table:table-cell>
          <table:table-cell table:style-name="b4.B7" office:value-type="string">
            <text:p text:style-name="P11">β4-82</text:p>
          </table:table-cell>
          <table:table-cell table:style-name="b4.B7" office:value-type="string">
            <text:p text:style-name="P11">β4-02</text:p>
          </table:table-cell>
          <table:table-cell table:style-name="b4.B7" office:value-type="string">
            <text:p text:style-name="P11">β4-12</text:p>
          </table:table-cell>
          <table:table-cell table:style-name="b4.B7" office:value-type="string">
            <text:p text:style-name="P11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26"><text:span text:style-name="T6">Д</text:span>озиметр-радиометр МКС-AT6130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5.B2" table:number-rows-spanned="3" office:value-type="string">
            <text:p text:style-name="P30">Номер источ-ника</text:p>
          </table:table-cell>
          <table:table-cell table:style-name="b5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5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5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24"><text:span text:style-name="T38"></text:span><text:span text:style-name="T14">1</text:span></text:p>
          </table:table-cell>
          <table:table-cell table:style-name="b5.C4" office:value-type="string">
            <text:p text:style-name="P23"><text:span text:style-name="T39"></text:span><text:span text:style-name="T14">2</text:span></text:p>
          </table:table-cell>
          <table:table-cell table:style-name="b5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1">β5-90</text:p>
          </table:table-cell>
          <table:table-cell table:style-name="b5.C3" office:value-type="string">
            <text:p text:style-name="P11">β5-30</text:p>
          </table:table-cell>
          <table:table-cell table:style-name="b5.C3" office:value-type="string">
            <text:p text:style-name="P11">β5-60</text:p>
          </table:table-cell>
          <table:table-cell table:style-name="b5.C3" office:value-type="string">
            <text:p text:style-name="P11">β5-70</text:p>
          </table:table-cell>
          <table:table-cell table:style-name="b5.C3" office:value-type="string">
            <text:p text:style-name="P11">β5-80</text:p>
          </table:table-cell>
          <table:table-cell table:style-name="b5.C3" office:value-type="string">
            <text:p text:style-name="P11">β5-00</text:p>
          </table:table-cell>
          <table:table-cell table:style-name="b5.C3" office:value-type="string">
            <text:p text:style-name="P11">β5-10</text:p>
          </table:table-cell>
          <table:table-cell table:style-name="b5.C3" office:value-type="string">
            <text:p text:style-name="P11">β5-20</text:p>
          </table:table-cell>
          <table:table-cell table:style-name="b5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5.A5" office:value-type="string">
            <text:p text:style-name="P11">β5-91</text:p>
          </table:table-cell>
          <table:table-cell table:style-name="b5.C3" office:value-type="string">
            <text:p text:style-name="P11">β5-31</text:p>
          </table:table-cell>
          <table:table-cell table:style-name="b5.C3" office:value-type="string">
            <text:p text:style-name="P11">β5-61</text:p>
          </table:table-cell>
          <table:table-cell table:style-name="b5.C3" office:value-type="string">
            <text:p text:style-name="P11">β5-71</text:p>
          </table:table-cell>
          <table:table-cell table:style-name="b5.C3" office:value-type="string">
            <text:p text:style-name="P11">β5-81</text:p>
          </table:table-cell>
          <table:table-cell table:style-name="b5.C3" office:value-type="string">
            <text:p text:style-name="P11">β5-01</text:p>
          </table:table-cell>
          <table:table-cell table:style-name="b5.C3" office:value-type="string">
            <text:p text:style-name="P11">β5-11</text:p>
          </table:table-cell>
          <table:table-cell table:style-name="b5.C3" office:value-type="string">
            <text:p text:style-name="P11">β5-21</text:p>
          </table:table-cell>
          <table:covered-table-cell/>
        </table:table-row>
        <table:table-row>
          <table:table-cell table:style-name="b5.A7" office:value-type="string">
            <text:p text:style-name="P11">β5-92</text:p>
          </table:table-cell>
          <table:table-cell table:style-name="b5.B7" office:value-type="string">
            <text:p text:style-name="P11">β5-32</text:p>
          </table:table-cell>
          <table:table-cell table:style-name="b5.B7" office:value-type="string">
            <text:p text:style-name="P11">β5-62</text:p>
          </table:table-cell>
          <table:table-cell table:style-name="b5.B7" office:value-type="string">
            <text:p text:style-name="P11">β5-72</text:p>
          </table:table-cell>
          <table:table-cell table:style-name="b5.B7" office:value-type="string">
            <text:p text:style-name="P11">β5-82</text:p>
          </table:table-cell>
          <table:table-cell table:style-name="b5.B7" office:value-type="string">
            <text:p text:style-name="P11">β5-02</text:p>
          </table:table-cell>
          <table:table-cell table:style-name="b5.B7" office:value-type="string">
            <text:p text:style-name="P11">β5-12</text:p>
          </table:table-cell>
          <table:table-cell table:style-name="b5.B7" office:value-type="string">
            <text:p text:style-name="P11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26"><text:span text:style-name="T6">Д</text:span>озиметр-радиометр МКС-AT6130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6.B2" table:number-rows-spanned="3" office:value-type="string">
            <text:p text:style-name="P30">Номер источ-ника</text:p>
          </table:table-cell>
          <table:table-cell table:style-name="b6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6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6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24"><text:span text:style-name="T38"></text:span><text:span text:style-name="T14">1</text:span></text:p>
          </table:table-cell>
          <table:table-cell table:style-name="b6.C4" office:value-type="string">
            <text:p text:style-name="P23"><text:span text:style-name="T39"></text:span><text:span text:style-name="T14">2</text:span></text:p>
          </table:table-cell>
          <table:table-cell table:style-name="b6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1">β6-90</text:p>
          </table:table-cell>
          <table:table-cell table:style-name="b6.C3" office:value-type="string">
            <text:p text:style-name="P11">β6-30</text:p>
          </table:table-cell>
          <table:table-cell table:style-name="b6.C3" office:value-type="string">
            <text:p text:style-name="P11">β6-60</text:p>
          </table:table-cell>
          <table:table-cell table:style-name="b6.C3" office:value-type="string">
            <text:p text:style-name="P11">β6-70</text:p>
          </table:table-cell>
          <table:table-cell table:style-name="b6.C3" office:value-type="string">
            <text:p text:style-name="P11">β6-80</text:p>
          </table:table-cell>
          <table:table-cell table:style-name="b6.C3" office:value-type="string">
            <text:p text:style-name="P11">β6-00</text:p>
          </table:table-cell>
          <table:table-cell table:style-name="b6.C3" office:value-type="string">
            <text:p text:style-name="P11">β6-10</text:p>
          </table:table-cell>
          <table:table-cell table:style-name="b6.C3" office:value-type="string">
            <text:p text:style-name="P11">β6-20</text:p>
          </table:table-cell>
          <table:table-cell table:style-name="b6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6.A5" office:value-type="string">
            <text:p text:style-name="P11">β6-91</text:p>
          </table:table-cell>
          <table:table-cell table:style-name="b6.C3" office:value-type="string">
            <text:p text:style-name="P11">β6-31</text:p>
          </table:table-cell>
          <table:table-cell table:style-name="b6.C3" office:value-type="string">
            <text:p text:style-name="P11">β6-61</text:p>
          </table:table-cell>
          <table:table-cell table:style-name="b6.C3" office:value-type="string">
            <text:p text:style-name="P11">β6-71</text:p>
          </table:table-cell>
          <table:table-cell table:style-name="b6.C3" office:value-type="string">
            <text:p text:style-name="P11">β6-81</text:p>
          </table:table-cell>
          <table:table-cell table:style-name="b6.C3" office:value-type="string">
            <text:p text:style-name="P11">β6-01</text:p>
          </table:table-cell>
          <table:table-cell table:style-name="b6.C3" office:value-type="string">
            <text:p text:style-name="P11">β6-11</text:p>
          </table:table-cell>
          <table:table-cell table:style-name="b6.C3" office:value-type="string">
            <text:p text:style-name="P11">β6-21</text:p>
          </table:table-cell>
          <table:covered-table-cell/>
        </table:table-row>
        <table:table-row>
          <table:table-cell table:style-name="b6.A7" office:value-type="string">
            <text:p text:style-name="P11">β6-92</text:p>
          </table:table-cell>
          <table:table-cell table:style-name="b6.B7" office:value-type="string">
            <text:p text:style-name="P11">β6-32</text:p>
          </table:table-cell>
          <table:table-cell table:style-name="b6.B7" office:value-type="string">
            <text:p text:style-name="P11">β6-62</text:p>
          </table:table-cell>
          <table:table-cell table:style-name="b6.B7" office:value-type="string">
            <text:p text:style-name="P11">β6-72</text:p>
          </table:table-cell>
          <table:table-cell table:style-name="b6.B7" office:value-type="string">
            <text:p text:style-name="P11">β6-82</text:p>
          </table:table-cell>
          <table:table-cell table:style-name="b6.B7" office:value-type="string">
            <text:p text:style-name="P11">β6-02</text:p>
          </table:table-cell>
          <table:table-cell table:style-name="b6.B7" office:value-type="string">
            <text:p text:style-name="P11">β6-12</text:p>
          </table:table-cell>
          <table:table-cell table:style-name="b6.B7" office:value-type="string">
            <text:p text:style-name="P11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6"><text:span text:style-name="T6">Д</text:span>озиметр-радиометр МКС-AT6130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7.B2" table:number-rows-spanned="3" office:value-type="string">
            <text:p text:style-name="P30">Номер источ-ника</text:p>
          </table:table-cell>
          <table:table-cell table:style-name="b7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7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7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24"><text:span text:style-name="T38"></text:span><text:span text:style-name="T14">1</text:span></text:p>
          </table:table-cell>
          <table:table-cell table:style-name="b7.C4" office:value-type="string">
            <text:p text:style-name="P23"><text:span text:style-name="T39"></text:span><text:span text:style-name="T14">2</text:span></text:p>
          </table:table-cell>
          <table:table-cell table:style-name="b7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1">β7-90</text:p>
          </table:table-cell>
          <table:table-cell table:style-name="b7.C3" office:value-type="string">
            <text:p text:style-name="P11">β7-30</text:p>
          </table:table-cell>
          <table:table-cell table:style-name="b7.C3" office:value-type="string">
            <text:p text:style-name="P11">β7-60</text:p>
          </table:table-cell>
          <table:table-cell table:style-name="b7.C3" office:value-type="string">
            <text:p text:style-name="P11">β7-70</text:p>
          </table:table-cell>
          <table:table-cell table:style-name="b7.C3" office:value-type="string">
            <text:p text:style-name="P11">β7-80</text:p>
          </table:table-cell>
          <table:table-cell table:style-name="b7.C3" office:value-type="string">
            <text:p text:style-name="P11">β7-00</text:p>
          </table:table-cell>
          <table:table-cell table:style-name="b7.C3" office:value-type="string">
            <text:p text:style-name="P11">β7-10</text:p>
          </table:table-cell>
          <table:table-cell table:style-name="b7.C3" office:value-type="string">
            <text:p text:style-name="P11">β7-20</text:p>
          </table:table-cell>
          <table:table-cell table:style-name="b7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7.A5" office:value-type="string">
            <text:p text:style-name="P11">β7-91</text:p>
          </table:table-cell>
          <table:table-cell table:style-name="b7.C3" office:value-type="string">
            <text:p text:style-name="P11">β7-31</text:p>
          </table:table-cell>
          <table:table-cell table:style-name="b7.C3" office:value-type="string">
            <text:p text:style-name="P11">β7-61</text:p>
          </table:table-cell>
          <table:table-cell table:style-name="b7.C3" office:value-type="string">
            <text:p text:style-name="P11">β7-71</text:p>
          </table:table-cell>
          <table:table-cell table:style-name="b7.C3" office:value-type="string">
            <text:p text:style-name="P11">β7-81</text:p>
          </table:table-cell>
          <table:table-cell table:style-name="b7.C3" office:value-type="string">
            <text:p text:style-name="P11">β7-01</text:p>
          </table:table-cell>
          <table:table-cell table:style-name="b7.C3" office:value-type="string">
            <text:p text:style-name="P11">β7-11</text:p>
          </table:table-cell>
          <table:table-cell table:style-name="b7.C3" office:value-type="string">
            <text:p text:style-name="P11">β7-21</text:p>
          </table:table-cell>
          <table:covered-table-cell/>
        </table:table-row>
        <table:table-row>
          <table:table-cell table:style-name="b7.A7" office:value-type="string">
            <text:p text:style-name="P11">β7-92</text:p>
          </table:table-cell>
          <table:table-cell table:style-name="b7.B7" office:value-type="string">
            <text:p text:style-name="P11">β7-32</text:p>
          </table:table-cell>
          <table:table-cell table:style-name="b7.B7" office:value-type="string">
            <text:p text:style-name="P11">β7-62</text:p>
          </table:table-cell>
          <table:table-cell table:style-name="b7.B7" office:value-type="string">
            <text:p text:style-name="P11">β7-72</text:p>
          </table:table-cell>
          <table:table-cell table:style-name="b7.B7" office:value-type="string">
            <text:p text:style-name="P11">β7-82</text:p>
          </table:table-cell>
          <table:table-cell table:style-name="b7.B7" office:value-type="string">
            <text:p text:style-name="P11">β7-02</text:p>
          </table:table-cell>
          <table:table-cell table:style-name="b7.B7" office:value-type="string">
            <text:p text:style-name="P11">β7-12</text:p>
          </table:table-cell>
          <table:table-cell table:style-name="b7.B7" office:value-type="string">
            <text:p text:style-name="P11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6"><text:span text:style-name="T6">Д</text:span>озиметр-радиометр МКС-AT6130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8.B2" table:number-rows-spanned="3" office:value-type="string">
            <text:p text:style-name="P30">Номер источ-ника</text:p>
          </table:table-cell>
          <table:table-cell table:style-name="b8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8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8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24"><text:span text:style-name="T38"></text:span><text:span text:style-name="T14">1</text:span></text:p>
          </table:table-cell>
          <table:table-cell table:style-name="b8.C4" office:value-type="string">
            <text:p text:style-name="P23"><text:span text:style-name="T39"></text:span><text:span text:style-name="T14">2</text:span></text:p>
          </table:table-cell>
          <table:table-cell table:style-name="b8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1">β8-90</text:p>
          </table:table-cell>
          <table:table-cell table:style-name="b8.C3" office:value-type="string">
            <text:p text:style-name="P11">β8-30</text:p>
          </table:table-cell>
          <table:table-cell table:style-name="b8.C3" office:value-type="string">
            <text:p text:style-name="P11">β8-60</text:p>
          </table:table-cell>
          <table:table-cell table:style-name="b8.C3" office:value-type="string">
            <text:p text:style-name="P11">β8-70</text:p>
          </table:table-cell>
          <table:table-cell table:style-name="b8.C3" office:value-type="string">
            <text:p text:style-name="P11">β8-80</text:p>
          </table:table-cell>
          <table:table-cell table:style-name="b8.C3" office:value-type="string">
            <text:p text:style-name="P11">β8-00</text:p>
          </table:table-cell>
          <table:table-cell table:style-name="b8.C3" office:value-type="string">
            <text:p text:style-name="P11">β8-10</text:p>
          </table:table-cell>
          <table:table-cell table:style-name="b8.C3" office:value-type="string">
            <text:p text:style-name="P11">β8-20</text:p>
          </table:table-cell>
          <table:table-cell table:style-name="b8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8.A5" office:value-type="string">
            <text:p text:style-name="P11">β8-91</text:p>
          </table:table-cell>
          <table:table-cell table:style-name="b8.C3" office:value-type="string">
            <text:p text:style-name="P11">β8-31</text:p>
          </table:table-cell>
          <table:table-cell table:style-name="b8.C3" office:value-type="string">
            <text:p text:style-name="P11">β8-61</text:p>
          </table:table-cell>
          <table:table-cell table:style-name="b8.C3" office:value-type="string">
            <text:p text:style-name="P11">β8-71</text:p>
          </table:table-cell>
          <table:table-cell table:style-name="b8.C3" office:value-type="string">
            <text:p text:style-name="P11">β8-81</text:p>
          </table:table-cell>
          <table:table-cell table:style-name="b8.C3" office:value-type="string">
            <text:p text:style-name="P11">β8-01</text:p>
          </table:table-cell>
          <table:table-cell table:style-name="b8.C3" office:value-type="string">
            <text:p text:style-name="P11">β8-11</text:p>
          </table:table-cell>
          <table:table-cell table:style-name="b8.C3" office:value-type="string">
            <text:p text:style-name="P11">β8-21</text:p>
          </table:table-cell>
          <table:covered-table-cell/>
        </table:table-row>
        <table:table-row>
          <table:table-cell table:style-name="b8.A7" office:value-type="string">
            <text:p text:style-name="P11">β8-92</text:p>
          </table:table-cell>
          <table:table-cell table:style-name="b8.B7" office:value-type="string">
            <text:p text:style-name="P11">β8-32</text:p>
          </table:table-cell>
          <table:table-cell table:style-name="b8.B7" office:value-type="string">
            <text:p text:style-name="P11">β8-62</text:p>
          </table:table-cell>
          <table:table-cell table:style-name="b8.B7" office:value-type="string">
            <text:p text:style-name="P11">β8-72</text:p>
          </table:table-cell>
          <table:table-cell table:style-name="b8.B7" office:value-type="string">
            <text:p text:style-name="P11">β8-82</text:p>
          </table:table-cell>
          <table:table-cell table:style-name="b8.B7" office:value-type="string">
            <text:p text:style-name="P11">β8-02</text:p>
          </table:table-cell>
          <table:table-cell table:style-name="b8.B7" office:value-type="string">
            <text:p text:style-name="P11">β8-12</text:p>
          </table:table-cell>
          <table:table-cell table:style-name="b8.B7" office:value-type="string">
            <text:p text:style-name="P11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26"><text:span text:style-name="T6">Д</text:span>озиметр-радиометр МКС-AT6130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9.B2" table:number-rows-spanned="3" office:value-type="string">
            <text:p text:style-name="P30">Номер источ-ника</text:p>
          </table:table-cell>
          <table:table-cell table:style-name="b9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9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9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24"><text:span text:style-name="T38"></text:span><text:span text:style-name="T14">1</text:span></text:p>
          </table:table-cell>
          <table:table-cell table:style-name="b9.C4" office:value-type="string">
            <text:p text:style-name="P23"><text:span text:style-name="T39"></text:span><text:span text:style-name="T14">2</text:span></text:p>
          </table:table-cell>
          <table:table-cell table:style-name="b9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1">β9-90</text:p>
          </table:table-cell>
          <table:table-cell table:style-name="b9.C3" office:value-type="string">
            <text:p text:style-name="P11">β9-30</text:p>
          </table:table-cell>
          <table:table-cell table:style-name="b9.C3" office:value-type="string">
            <text:p text:style-name="P11">β9-60</text:p>
          </table:table-cell>
          <table:table-cell table:style-name="b9.C3" office:value-type="string">
            <text:p text:style-name="P11">β9-70</text:p>
          </table:table-cell>
          <table:table-cell table:style-name="b9.C3" office:value-type="string">
            <text:p text:style-name="P11">β9-80</text:p>
          </table:table-cell>
          <table:table-cell table:style-name="b9.C3" office:value-type="string">
            <text:p text:style-name="P11">β9-00</text:p>
          </table:table-cell>
          <table:table-cell table:style-name="b9.C3" office:value-type="string">
            <text:p text:style-name="P11">β9-10</text:p>
          </table:table-cell>
          <table:table-cell table:style-name="b9.C3" office:value-type="string">
            <text:p text:style-name="P11">β9-20</text:p>
          </table:table-cell>
          <table:table-cell table:style-name="b9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9.A5" office:value-type="string">
            <text:p text:style-name="P11">β9-91</text:p>
          </table:table-cell>
          <table:table-cell table:style-name="b9.C3" office:value-type="string">
            <text:p text:style-name="P11">β9-31</text:p>
          </table:table-cell>
          <table:table-cell table:style-name="b9.C3" office:value-type="string">
            <text:p text:style-name="P11">β9-61</text:p>
          </table:table-cell>
          <table:table-cell table:style-name="b9.C3" office:value-type="string">
            <text:p text:style-name="P11">β9-71</text:p>
          </table:table-cell>
          <table:table-cell table:style-name="b9.C3" office:value-type="string">
            <text:p text:style-name="P11">β9-81</text:p>
          </table:table-cell>
          <table:table-cell table:style-name="b9.C3" office:value-type="string">
            <text:p text:style-name="P11">β9-01</text:p>
          </table:table-cell>
          <table:table-cell table:style-name="b9.C3" office:value-type="string">
            <text:p text:style-name="P11">β9-11</text:p>
          </table:table-cell>
          <table:table-cell table:style-name="b9.C3" office:value-type="string">
            <text:p text:style-name="P11">β9-21</text:p>
          </table:table-cell>
          <table:covered-table-cell/>
        </table:table-row>
        <table:table-row>
          <table:table-cell table:style-name="b9.A7" office:value-type="string">
            <text:p text:style-name="P11">β9-92</text:p>
          </table:table-cell>
          <table:table-cell table:style-name="b9.B7" office:value-type="string">
            <text:p text:style-name="P11">β9-32</text:p>
          </table:table-cell>
          <table:table-cell table:style-name="b9.B7" office:value-type="string">
            <text:p text:style-name="P11">β9-62</text:p>
          </table:table-cell>
          <table:table-cell table:style-name="b9.B7" office:value-type="string">
            <text:p text:style-name="P11">β9-72</text:p>
          </table:table-cell>
          <table:table-cell table:style-name="b9.B7" office:value-type="string">
            <text:p text:style-name="P11">β9-82</text:p>
          </table:table-cell>
          <table:table-cell table:style-name="b9.B7" office:value-type="string">
            <text:p text:style-name="P11">β9-02</text:p>
          </table:table-cell>
          <table:table-cell table:style-name="b9.B7" office:value-type="string">
            <text:p text:style-name="P11">β9-12</text:p>
          </table:table-cell>
          <table:table-cell table:style-name="b9.B7" office:value-type="string">
            <text:p text:style-name="P11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6"><text:span text:style-name="T6">Д</text:span>озиметр-радиометр МКС-AT6130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28"><text:span text:style-name="T6">Плотность потока в </text:span><text:span text:style-name="T1">контроль-ной</text:span> точке <text:span text:style-name="T36"></text:span><text:span text:style-name="T14">0</text:span><text:span text:style-name="T15">i</text:span>,</text:p>
            <text:p text:style-name="P29"><text:s/>мин<text:span text:style-name="T37">-1</text:span>·см<text:span text:style-name="T37">-2</text:span></text:p>
          </table:table-cell>
          <table:table-cell table:style-name="b10.B2" table:number-rows-spanned="3" office:value-type="string">
            <text:p text:style-name="P30">Номер источ-ника</text:p>
          </table:table-cell>
          <table:table-cell table:style-name="b10.B2" table:number-columns-spanned="4" office:value-type="string">
            <text:p text:style-name="P27">Измерение плотности потока в контрольной <text:s/>точке, <text:span text:style-name="T31"></text:span><text:span text:style-name="T20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30"><text:span text:style-name="T7">Относи-тельная</text:span><text:span text:style-name="T33"> </text:span><text:span text:style-name="T7">погреш-ность</text:span><text:span text:style-name="T33"> </text:span><text:span text:style-name="T30">измерения</text:span> </text:p>
            <text:p text:style-name="P30"><text:span text:style-name="T27">θ</text:span><text:span text:style-name="T17">пр</text:span><text:span text:style-name="T18">i</text:span><text:span text:style-name="T6">,</text:span> %</text:p>
          </table:table-cell>
          <table:table-cell table:style-name="b10.B2" table:number-rows-spanned="3" office:value-type="string">
            <text:p text:style-name="P32"><text:span text:style-name="T6">Довери-тель</text:span>ная граница погреш-ности измерения <text:span text:style-name="T29">Δ</text:span><text:span text:style-name="T19">i</text:span><text:span text:style-name="T1">,</text:span> %</text:p>
          </table:table-cell>
          <table:table-cell table:style-name="b10.I2" table:number-rows-spanned="3" office:value-type="string">
            <text:p text:style-name="P31"><text:span text:style-name="T24">Предел основной </text:span><text:span text:style-name="T6">относи-тельной</text:span> <text:span text:style-name="T1">погреш-ности</text:span>, </text:p>
            <text:p text:style-name="P31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23">Среднее значение, <text:span text:style-name="T32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24"><text:span text:style-name="T38"></text:span><text:span text:style-name="T14">1</text:span></text:p>
          </table:table-cell>
          <table:table-cell table:style-name="b10.C4" office:value-type="string">
            <text:p text:style-name="P23"><text:span text:style-name="T39"></text:span><text:span text:style-name="T14">2</text:span></text:p>
          </table:table-cell>
          <table:table-cell table:style-name="b10.C4" office:value-type="string">
            <text:p text:style-name="P23"><text:span text:style-name="T39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1">β10-90</text:p>
          </table:table-cell>
          <table:table-cell table:style-name="b10.C3" office:value-type="string">
            <text:p text:style-name="P11">β10-30</text:p>
          </table:table-cell>
          <table:table-cell table:style-name="b10.C3" office:value-type="string">
            <text:p text:style-name="P11">β10-60</text:p>
          </table:table-cell>
          <table:table-cell table:style-name="b10.C3" office:value-type="string">
            <text:p text:style-name="P11">β10-70</text:p>
          </table:table-cell>
          <table:table-cell table:style-name="b10.C3" office:value-type="string">
            <text:p text:style-name="P11">β10-80</text:p>
          </table:table-cell>
          <table:table-cell table:style-name="b10.C3" office:value-type="string">
            <text:p text:style-name="P11">β10-00</text:p>
          </table:table-cell>
          <table:table-cell table:style-name="b10.C3" office:value-type="string">
            <text:p text:style-name="P11">β10-10</text:p>
          </table:table-cell>
          <table:table-cell table:style-name="b10.C3" office:value-type="string">
            <text:p text:style-name="P11">β10-20</text:p>
          </table:table-cell>
          <table:table-cell table:style-name="b10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10.A5" office:value-type="string">
            <text:p text:style-name="P11">β10-91</text:p>
          </table:table-cell>
          <table:table-cell table:style-name="b10.C3" office:value-type="string">
            <text:p text:style-name="P11">β10-31</text:p>
          </table:table-cell>
          <table:table-cell table:style-name="b10.C3" office:value-type="string">
            <text:p text:style-name="P11">β10-61</text:p>
          </table:table-cell>
          <table:table-cell table:style-name="b10.C3" office:value-type="string">
            <text:p text:style-name="P11">β10-71</text:p>
          </table:table-cell>
          <table:table-cell table:style-name="b10.C3" office:value-type="string">
            <text:p text:style-name="P11">β10-81</text:p>
          </table:table-cell>
          <table:table-cell table:style-name="b10.C3" office:value-type="string">
            <text:p text:style-name="P11">β10-01</text:p>
          </table:table-cell>
          <table:table-cell table:style-name="b10.C3" office:value-type="string">
            <text:p text:style-name="P11">β10-11</text:p>
          </table:table-cell>
          <table:table-cell table:style-name="b10.C3" office:value-type="string">
            <text:p text:style-name="P11">β10-21</text:p>
          </table:table-cell>
          <table:covered-table-cell/>
        </table:table-row>
        <table:table-row>
          <table:table-cell table:style-name="b10.A7" office:value-type="string">
            <text:p text:style-name="P11">β10-92</text:p>
          </table:table-cell>
          <table:table-cell table:style-name="b10.B7" office:value-type="string">
            <text:p text:style-name="P11">β10-32</text:p>
          </table:table-cell>
          <table:table-cell table:style-name="b10.B7" office:value-type="string">
            <text:p text:style-name="P11">β10-62</text:p>
          </table:table-cell>
          <table:table-cell table:style-name="b10.B7" office:value-type="string">
            <text:p text:style-name="P11">β10-72</text:p>
          </table:table-cell>
          <table:table-cell table:style-name="b10.B7" office:value-type="string">
            <text:p text:style-name="P11">β10-82</text:p>
          </table:table-cell>
          <table:table-cell table:style-name="b10.B7" office:value-type="string">
            <text:p text:style-name="P11">β10-02</text:p>
          </table:table-cell>
          <table:table-cell table:style-name="b10.B7" office:value-type="string">
            <text:p text:style-name="P11">β10-12</text:p>
          </table:table-cell>
          <table:table-cell table:style-name="b10.B7" office:value-type="string">
            <text:p text:style-name="P11">β10-22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9">Выводы:<text:tab/></text:p>
          </table:table-cell>
        </table:table-row>
        <table:table-row>
          <table:table-cell table:style-name="Таблица13.A1" office:value-type="string">
            <text:p text:style-name="P9"><text:tab/></text:p>
          </table:table-cell>
        </table:table-row>
        <table:table-row>
          <table:table-cell table:style-name="Таблица13.A1" office:value-type="string">
            <text:p text:style-name="P9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9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1:51:01.75</dc:date>
    <meta:editing-duration>P3DT4H10M23S</meta:editing-duration>
    <meta:editing-cycles>328</meta:editing-cycles>
    <meta:generator>OpenOffice/4.1.6$Win32 OpenOffice.org_project/416m1$Build-9790</meta:generator>
    <meta:document-statistic meta:table-count="21" meta:image-count="0" meta:object-count="0" meta:page-count="7" meta:paragraph-count="1107" meta:word-count="1985" meta:character-count="12820"/>
  </office:meta>
</office:document-meta>
</file>